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LANOCCA PERALTA PETER JOH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ANOCCA PERALTA, PETER JOH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RAMPO VASQUEZ CRISTIAN FERNAN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3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2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7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9985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6T23:00:0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